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2.137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9160.0"/>
          <table:table-cell office:value-type="float" office:value="749718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7.49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8481.0"/>
          <table:table-cell office:value-type="float" office:value="84064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8.93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38215.0"/>
          <table:table-cell office:value-type="float" office:value="840735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2.33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36599.0"/>
          <table:table-cell office:value-type="float" office:value="1093392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6.09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2283.0"/>
          <table:table-cell office:value-type="float" office:value="70197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3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9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6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61.0"/>
          <table:table-cell office:value-type="float" office:value="9642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95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853.0"/>
          <table:table-cell office:value-type="float" office:value="84672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9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8.0"/>
          <table:table-cell office:value-type="float" office:value="1768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